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2.846cm"/>
    </style:style>
    <style:style style:name="gr4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397cm"/>
    </style:style>
    <style:style style:name="gr8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389cm" svg:height="1.778cm" svg:x="2.834cm" svg:y="3.794cm">
          <text:p text:style-name="P1"><text:span text:style-name="T1">Sta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2" draw:id="id2" draw:layer="layout" svg:width="5.334cm" svg:height="4.064cm" svg:x="2.397cm" svg:y="6.96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3" xml:id="id3" draw:id="id3" draw:layer="layout" svg:width="3.626cm" svg:height="3.096cm" svg:x="3.159cm" svg:y="7.731cm">
          <draw:text-box>
            <text:p text:style-name="P3"><text:span text:style-name="T2">Ask user</text:span></text:p>
            <text:p text:style-name="P3"><text:span text:style-name="T2"><text:s/></text:span><text:span text:style-name="T2">whether to</text:span></text:p>
            <text:p text:style-name="P3"><text:span text:style-name="T2"><text:s/></text:span><text:span text:style-name="T2">encrypt or</text:span></text:p>
            <text:p text:style-name="P3"><text:span text:style-name="T2"><text:s/></text:span><text:span text:style-name="T2">decrypt</text:span></text:p>
          </draw:text-box>
        </draw:frame>
        <draw:custom-shape draw:style-name="gr4" draw:text-style-name="P4" xml:id="id4" draw:id="id4" draw:layer="layout" svg:width="5.461cm" svg:height="2.54cm" svg:x="2.284cm" svg:y="13.065cm">
          <text:p text:style-name="P1"><text:span text:style-name="T3">Enter the keyword </text:span></text:p>
          <text:p text:style-name="P1"><text:span text:style-name="T3">and location</text:span></text:p>
          <text:p text:style-name="P1"><text:span text:style-name="T3">of <text:s/>text fi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xml:id="id5" draw:id="id5" draw:layer="layout" svg:width="4.699cm" svg:height="2.667cm" svg:x="2.651cm" svg:y="17.637cm">
          <text:p text:style-name="P1">Encryp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6" draw:id="id6" draw:layer="layout" svg:width="5.461cm" svg:height="2.54cm" svg:x="2.27cm" svg:y="22.463cm">
          <text:p text:style-name="P1"><text:span text:style-name="T3">Save Output as </text:span></text:p>
          <text:p text:style-name="P1"><text:span text:style-name="T3">encrypted.tx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7" draw:id="id7" draw:layer="layout" svg:width="4.572cm" svg:height="1.778cm" svg:x="9.636cm" svg:y="25.638cm">
          <text:p text:style-name="P1"><text:span text:style-name="T1">Sto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line" svg:x1="5.029cm" svg:y1="5.572cm" svg:x2="5.064cm" svg:y2="6.969cm" draw:start-shape="id1" draw:start-glue-point="6" draw:end-shape="id2" draw:end-glue-point="4" svg:d="M5029 5572l35 1397" svg:viewBox="0 0 36 1398">
          <text:p/>
        </draw:connector>
        <draw:connector draw:style-name="gr6" draw:text-style-name="P1" draw:layer="layout" draw:type="line" svg:x1="4.972cm" svg:y1="10.827cm" svg:x2="5.015cm" svg:y2="13.065cm" draw:start-shape="id3" draw:start-glue-point="2" draw:end-shape="id4" draw:end-glue-point="5" svg:d="M4972 10827l43 2238" svg:viewBox="0 0 44 2239">
          <text:p/>
        </draw:connector>
        <draw:connector draw:style-name="gr6" draw:text-style-name="P1" draw:layer="layout" draw:type="line" svg:x1="5.015cm" svg:y1="15.605cm" svg:x2="5.001cm" svg:y2="17.637cm" draw:start-shape="id4" draw:start-glue-point="8" draw:end-shape="id5" draw:end-glue-point="4" svg:d="M5015 15605l-14 2032" svg:viewBox="0 0 15 2033">
          <text:p/>
        </draw:connector>
        <draw:connector draw:style-name="gr6" draw:text-style-name="P1" draw:layer="layout" draw:type="line" svg:x1="5.001cm" svg:y1="20.304cm" svg:x2="5.001cm" svg:y2="22.463cm" draw:start-shape="id5" draw:start-glue-point="6" draw:end-shape="id6" draw:end-glue-point="5" svg:d="M5001 20304v2159" svg:viewBox="0 0 1 2160">
          <text:p/>
        </draw:connector>
        <draw:connector draw:style-name="gr6" draw:text-style-name="P1" draw:layer="layout" svg:x1="4.444cm" svg:y1="25.003cm" svg:x2="9.636cm" svg:y2="26.527cm" draw:start-shape="id6" draw:start-glue-point="7" draw:end-shape="id7" draw:end-glue-point="5" svg:d="M4444 25003v1524h5192" svg:viewBox="0 0 5193 1525">
          <text:p/>
        </draw:connector>
        <draw:frame draw:style-name="gr7" draw:layer="layout" svg:width="4.699cm" svg:height="1.647cm" svg:x="5.318cm" svg:y="10.91cm">
          <draw:text-box>
            <text:p>Encryption</text:p>
          </draw:text-box>
        </draw:frame>
        <draw:custom-shape draw:style-name="gr4" draw:text-style-name="P4" xml:id="id8" draw:id="id8" draw:layer="layout" svg:width="5.461cm" svg:height="2.54cm" svg:x="9.763cm" svg:y="7.731cm">
          <text:p text:style-name="P1"><text:span text:style-name="T3">Enter the keyword </text:span></text:p>
          <text:p text:style-name="P1"><text:span text:style-name="T3">and location</text:span></text:p>
          <text:p text:style-name="P1"><text:span text:style-name="T3">of <text:s/>text fi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xml:id="id9" draw:id="id9" draw:layer="layout" svg:width="4.699cm" svg:height="2.667cm" svg:x="10.144cm" svg:y="13.827cm">
          <text:p text:style-name="P1">Decryp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0" draw:id="id10" draw:layer="layout" svg:width="5.461cm" svg:height="2.54cm" svg:x="9.763cm" svg:y="20.177cm">
          <text:p text:style-name="P1"><text:span text:style-name="T3">Save Output as </text:span></text:p>
          <text:p text:style-name="P1"><text:span text:style-name="T3">decrypted.tx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1" draw:layer="layout" draw:type="line" svg:x1="7.731cm" svg:y1="9.001cm" svg:x2="10.309cm" svg:y2="9.001cm" draw:start-shape="id2" draw:start-glue-point="7" draw:end-shape="id8" draw:end-glue-point="6" svg:d="M7731 9001h2578" svg:viewBox="0 0 2579 1">
          <text:p/>
        </draw:connector>
        <draw:connector draw:style-name="gr6" draw:text-style-name="P1" draw:layer="layout" draw:type="line" svg:x1="12.494cm" svg:y1="10.271cm" svg:x2="12.493cm" svg:y2="13.827cm" draw:start-shape="id8" draw:start-glue-point="8" draw:end-shape="id9" svg:d="M12494 10271l-1 3556" svg:viewBox="0 0 2 3557">
          <text:p/>
        </draw:connector>
        <draw:connector draw:style-name="gr6" draw:text-style-name="P1" draw:layer="layout" draw:type="line" svg:x1="12.494cm" svg:y1="16.494cm" svg:x2="12.494cm" svg:y2="20.177cm" draw:start-shape="id9" draw:start-glue-point="6" draw:end-shape="id10" draw:end-glue-point="5" svg:d="M12494 16494v3683" svg:viewBox="0 0 1 3684">
          <text:p/>
        </draw:connector>
        <draw:connector draw:style-name="gr6" draw:text-style-name="P1" draw:layer="layout" draw:type="line" svg:x1="11.937cm" svg:y1="22.717cm" svg:x2="11.922cm" svg:y2="25.638cm" draw:start-shape="id10" draw:start-glue-point="7" draw:end-shape="id7" draw:end-glue-point="4" svg:d="M11937 22717l-15 2921" svg:viewBox="0 0 16 2922">
          <text:p/>
        </draw:connector>
        <draw:frame draw:style-name="gr8" draw:layer="layout" svg:width="3.937cm" svg:height="1.266cm" svg:x="6.588cm" svg:y="7.604cm">
          <draw:text-box>
            <text:p>Decryp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iprashanth </meta:initial-creator>
    <meta:creation-date>2014-12-14T21:31:00.486506909</meta:creation-date>
    <dc:date>2014-12-14T22:02:09.311425037</dc:date>
    <dc:creator>Jaiprashanth </dc:creator>
    <meta:editing-duration>PT15M56S</meta:editing-duration>
    <meta:editing-cycles>2</meta:editing-cycles>
    <meta:generator>LibreOffice/4.2.7.2$Linux_X86_64 LibreOffice_project/420m0$Build-2</meta:generator>
    <meta:document-statistic meta:object-count="21"/>
  </office:meta>
</office:document-meta>
</file>